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46b1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74pt solid #000000" fo:background-color="#a6ca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ce4"/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5" table:number-rows-spanned="1">
            <text:p>Μεταβλητές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Ονόματα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Σχόλια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Διαχωριστές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<text:s/>Ακέραιοι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6" table:number-rows-spanned="1">
            <text:p>Συμβολοσειρές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8" table:number-rows-spanned="1">
            <text:p>Δεκαδικοί</text:p>
          </table:table-cell>
          <table:covered-table-cell table:number-columns-repeated="7"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A-Za-z0-9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[A-Za-z]</text:p>
          </table:table-cell>
          <table:table-cell table:style-name="ce2" office:value-type="string" calcext:value-type="string">
            <text:p>[A-Za-z0-9_-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<text:s/>\s|\t</text:p>
          </table:table-cell>
          <table:table-cell table:style-name="ce7" office:value-type="string" calcext:value-type="string">
            <text:p>\n</text:p>
          </table:table-cell>
          <table:table-cell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|”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/>
          <table:table-cell table:number-columns-repeated="8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0</text:p>
          </table:table-cell>
          <table:table-cell table:style-name="ce6" office:value-type="string" calcext:value-type="string">
            <text:p>GOO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S1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/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2"/>
          <table:table-cell table:number-columns-repeated="5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S2</text:p>
          </table:table-cell>
          <table:table-cell table:number-columns-repeated="3" table:style-name="ce5" office:value-type="string" calcext:value-type="string">
            <text:p>S1</text:p>
          </table:table-cell>
          <table:table-cell table:number-columns-repeated="2" table:style-name="ce5" office:value-type="string" calcext:value-type="string">
            <text:p>BAD</text:p>
          </table:table-cell>
          <table:table-cell/>
          <table:table-cell table:number-columns-repeated="3" office:value-type="string" calcext:value-type="string">
            <text:p>S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BAD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BAD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BAD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/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S5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table:number-columns-repeated="3" office:value-type="string" calcext:value-type="string">
            <text:p>S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BAD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7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9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table:number-columns-repeated="3" office:value-type="string" calcext:value-type="string">
            <text:p>S9</text:p>
          </table:table-cell>
          <table:table-cell table:number-columns-repeated="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table:number-columns-repeated="35"/>
          <table:table-cell table:style-name="Default" table:number-columns-repeated="8"/>
        </table:table-row>
        <table:table-row table:style-name="ro1">
          <table:table-cell table:style-name="Default" table:number-columns-repeated="21"/>
          <table:table-cell table:number-columns-repeated="6"/>
          <table:table-cell table:style-name="Default"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 loext:blank-width-char="-3">-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30:26.915374016</meta:creation-date>
    <dc:date>2025-05-17T23:44:01.973453724</dc:date>
    <meta:editing-duration>PT3H26M42S</meta:editing-duration>
    <meta:editing-cycles>7</meta:editing-cycles>
    <meta:generator>LibreOffice/25.2.3.2$Linux_X86_64 LibreOffice_project/520$Build-2</meta:generator>
    <meta:document-statistic meta:table-count="2" meta:cell-count="240" meta:object-count="0"/>
  </office:meta>
</office:document-meta>
</file>